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 fo:font-weight="bold" style:font-weight-asian="bold"/>
    </style:style>
    <style:style style:name="P4" style:family="paragraph" style:parent-style-name="Standard">
      <style:paragraph-properties fo:margin-left="0cm" fo:margin-right="0cm" fo:line-height="107%" fo:text-indent="1.27cm" style:auto-text-indent="false" style:writing-mode="lr-tb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--Punto 1:</text:span></text:p>
      <text:p text:style-name="P1"><text:span text:style-name="T3">class</text:span><text:span text:style-name="T1"> Prenda {</text:span></text:p>
      <text:p text:style-name="P1"><text:span text:style-name="T1">Condicion condicion</text:span></text:p>
      <text:p text:style-name="P1"><text:span text:style-name="T1">Double precioPrenda</text:span></text:p>
      <text:p text:style-name="P1"><text:span text:style-name="T1">TipoDePrenda tipo</text:span></text:p>
      <text:p text:style-name="P1"><text:span text:style-name="T1">precio() { </text:span></text:p>
      <text:p text:style-name="P1"><text:span text:style-name="T1">return <text:s/>condicion.precioVenta (precioPrenda)</text:span></text:p>
      <text:p text:style-name="P4"><text:span text:style-name="T1">}</text:span></text:p>
      <text:p text:style-name="P1"><text:span text:style-name="T1">}</text:span></text:p>
      <text:p text:style-name="P2"/>
      <text:p text:style-name="P1"><text:span text:style-name="T1">// </text:span><text:span text:style-name="T2">Composición:</text:span><text:span text:style-name="T1"> (El estado de la prenda puede cambiar a través del tiempo: puede pasar de nueva a promoción o a liquidación)</text:span></text:p>
      <text:p text:style-name="P1"><text:span text:style-name="T1">Inteface Condicion {</text:span></text:p>
      <text:p text:style-name="P1"><text:span text:style-name="T1"><text:s/>abstract precioVenta(precioBase);</text:span></text:p>
      <text:p text:style-name="P1"><text:span text:style-name="T1">}</text:span></text:p>
      <text:p text:style-name="P2"/>
      <text:p text:style-name="P1"><text:span text:style-name="T1">class Nueva extends Condicion {</text:span></text:p>
      <text:p text:style-name="P1">Double precioVenta (Double precioBase) {</text:p>
      <text:p text:style-name="P1">return precioBase;</text:p>
      <text:p text:style-name="P4">}</text:p>
      <text:p text:style-name="P1">}</text:p>
      <text:p text:style-name="P1"/>
      <text:p text:style-name="P1"><text:span text:style-name="T1">class Promocion extends Condicion {</text:span></text:p>
      <text:p text:style-name="P1"><text:span text:style-name="T1">Double descuento;</text:span></text:p>
      <text:p text:style-name="P1">Double precioVenta (Double precioBase) {</text:p>
      <text:p text:style-name="P1">return precioBase <text:s/>– descuento;</text:p>
      <text:p text:style-name="P4">}</text:p>
      <text:p text:style-name="P1">}</text:p>
      <text:p text:style-name="P1"/>
      <text:p text:style-name="P1"/>
      <text:p text:style-name="P1"><text:span text:style-name="T1">class Liquidacion extends Condicion {</text:span></text:p>
      <text:p text:style-name="P1">Double precioVenta (Double precioBase ) {</text:p>
      <text:p text:style-name="P1">return precioBase * 0,5 ;</text:p>
      <text:p text:style-name="P4">}</text:p>
      <text:p text:style-name="P1"><text:span text:style-name="T1">}</text:span></text:p>
      <text:p text:style-name="P2"/>
      <text:p text:style-name="P1"><text:span text:style-name="T2">--Punto 2: // Tipos de prendas que vende el negocio</text:span></text:p>
      <text:p text:style-name="P1"><text:span text:style-name="T1">new Prenda(TipoDePrenda)</text:span></text:p>
      <text:p text:style-name="P1"><text:span text:style-name="T1">public enum TipoDePrenda {</text:span></text:p>
      <text:p text:style-name="P1"><text:span text:style-name="T1"><text:s text:c="3"/>SACO, PANTALON, CAMISA</text:span></text:p>
      <text:p text:style-name="P4"><text:span text:style-name="T1">}</text:span></text:p>
      <text:p text:style-name="P2"/>
      <text:p text:style-name="P1"><text:span text:style-name="T2">--Punto 3 // Ventas pago con tarjeta o efectivo</text:span></text:p>
      <text:p text:style-name="P2"/>
      <text:p text:style-name="P1"><text:span text:style-name="T1">class Venta {</text:span></text:p>
      <text:p text:style-name="P1"><text:span text:style-name="T1"><text:s text:c="2"/>List&lt;Prenda&gt; prendas;</text:span></text:p>
      <text:p text:style-name="P1"><text:span text:style-name="T1"><text:s text:c="2"/>Double montoAPagar() { </text:span></text:p>
      <text:p text:style-name="P1"><text:span text:style-name="T1"><text:s text:c="4"/>return prendas.sum(prenda-&gt; prenda.precioDeVenta(precioBase)</text:span></text:p>
      <text:p text:style-name="P1"><text:span text:style-name="T1"><text:s text:c="2"/><text:tab/>}</text:span></text:p>
      <text:p text:style-name="P1"><text:soft-page-break/><text:span text:style-name="T1">}</text:span></text:p>
      <text:p text:style-name="P2"/>
      <text:p text:style-name="P1"><text:span text:style-name="T1"><text:s/>class VentaEfectivo extends Venta{</text:span></text:p>
      <text:p text:style-name="P1"><text:span text:style-name="T1"><text:s text:c="2"/>@Override</text:span></text:p>
      <text:p text:style-name="P1"><text:span text:style-name="T1"><text:s text:c="2"/>Double montoAPagar() = {return <text:s/>super()</text:span></text:p>
      <text:p text:style-name="P1"><text:span text:style-name="T1"><text:s/><text:tab/> }</text:span></text:p>
      <text:p text:style-name="P1"><text:span text:style-name="T1">}</text:span></text:p>
      <text:p text:style-name="P1"><text:span text:style-name="T1">class VentaConTarjeta extends Venta{</text:span></text:p>
      <text:p text:style-name="P1"><text:span text:style-name="T1"><text:s text:c="2"/>Integer cantidadCuotas;</text:span></text:p>
      <text:p text:style-name="P1"><text:span text:style-name="T1"><text:s text:c="2"/>Double coeficienteFijo;</text:span></text:p>
      <text:p text:style-name="P1"><text:span text:style-name="T1"><text:s/></text:span></text:p>
      <text:p text:style-name="P1"><text:span text:style-name="T1"><text:s/>@Override</text:span></text:p>
      <text:p text:style-name="P1"><text:span text:style-name="T1"><text:s text:c="2"/>Double montoAPagar() {</text:span></text:p>
      <text:p text:style-name="P1"><text:span text:style-name="T1"><text:s text:c="4"/>return coeficienteTarjeta * cantidadCuotas <text:s/>+ 0.01 * super() + super()</text:span></text:p>
      <text:p text:style-name="P4"><text:span text:style-name="T1"><text:s text:c="2"/>}</text:span></text:p>
      <text:p text:style-name="P1"><text:span text:style-name="T1">}</text:span></text:p>
      <text:p text:style-name="P3"/>
      <text:p text:style-name="P1"><text:span text:style-name="T2">--Punto 4// <text:s/>Ventas del día para el negocio</text:span></text:p>
      <text:p text:style-name="P1"><text:span text:style-name="T1">class NegocioDeRopa {</text:span></text:p>
      <text:p text:style-name="P1"><text:span text:style-name="T1"><text:s text:c="2"/>List&lt;Venta&gt; ventas;</text:span></text:p>
      <text:p text:style-name="P2"/>
      <text:p text:style-name="P1"><text:span text:style-name="T1"><text:s text:c="2"/>void registrarVenta(Venta venta){</text:span></text:p>
      <text:p text:style-name="P1"><text:span text:style-name="T1"><text:s text:c="4"/>ventas.add (venta)</text:span></text:p>
      <text:p text:style-name="P4"><text:span text:style-name="T1"><text:s text:c="2"/>}</text:span></text:p>
      <text:p text:style-name="P2"/>
      <text:p text:style-name="P1"><text:span text:style-name="T1"><text:s text:c="2"/>Double gananciaDelDia() {</text:span></text:p>
      <text:p text:style-name="P1"><text:span text:style-name="T1"><text:s text:c="4"/>return ventasDelDia() .sum(venta -&gt; venta.montoAPagar())</text:span></text:p>
      <text:p text:style-name="P1"><text:span text:style-name="T1"><text:s/><text:tab/> }</text:span></text:p>
      <text:p text:style-name="P2"/>
      <text:p text:style-name="P1"><text:span text:style-name="T1"><text:s text:c="2"/>List&lt;Venta&gt; ventasDelDia(fecha){</text:span></text:p>
      <text:p text:style-name="P1"><text:span text:style-name="T1"><text:s text:c="4"/>return ventas .filter(venta -&gt; venta.esDeHoy(fecha))</text:span></text:p>
      <text:p text:style-name="P4"><text:span text:style-name="T1">}</text:span></text:p>
      <text:p text:style-name="P1"><text:span text:style-name="T1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7:59:58.902177104</meta:creation-date>
    <dc:date>2022-04-07T18:03:28.390979118</dc:date>
    <meta:editing-duration>PT3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214" meta:character-count="1559" meta:non-whitespace-character-count="1346"/>
  </office:meta>
</office:document-meta>
</file>